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align="justify" style:justify-single-word="false" fo:text-indent="0cm" style:auto-text-indent="false"/>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weight="bold" style:font-weight-asian="bold" style:font-weight-complex="bold"/>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normal" style:font-weight-asian="normal" style:font-weight-complex="normal"/>
    </style:style>
    <style:style style:name="P9"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list-style-name="L1">
      <style:paragraph-properties fo:margin-top="0cm" fo:margin-bottom="0cm" fo:text-align="justify" style:justify-single-word="false"/>
    </style:style>
    <style:style style:name="P13" style:family="paragraph" style:parent-style-name="Text_20_body" style:list-style-name="L2">
      <style:paragraph-properties fo:margin-top="0cm" fo:margin-bottom="0cm" fo:text-align="justify" style:justify-single-word="false"/>
    </style:style>
    <style:style style:name="P14" style:family="paragraph" style:parent-style-name="Text_20_body">
      <style:paragraph-properties fo:margin-top="0cm" fo:margin-bottom="0cm" fo:text-align="justify" style:justify-single-word="false"/>
      <style:text-properties fo:font-weight="bold" style:font-weight-asian="bold" style:font-weight-complex="bold"/>
    </style:style>
    <style:style style:name="P15"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16"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17" style:family="paragraph" style:parent-style-name="Text_20_body" style:list-style-name="L4">
      <style:paragraph-properties fo:margin-top="0cm" fo:margin-bottom="0cm" fo:text-align="justify" style:justify-single-word="false"/>
      <style:text-properties fo:font-weight="normal" style:font-weight-asian="normal" style:font-weight-complex="normal"/>
    </style:style>
    <style:style style:name="P18" style:family="paragraph" style:parent-style-name="Text_20_body" style:list-style-name="L3">
      <style:paragraph-properties fo:margin-top="0cm" fo:margin-bottom="0cm"/>
    </style:style>
    <style:style style:name="P19" style:family="paragraph" style:parent-style-name="Text_20_body">
      <style:paragraph-properties fo:margin-left="0cm" fo:margin-right="0cm" fo:margin-top="0cm" fo:margin-bottom="0cm" fo:text-align="justify" style:justify-single-word="false" fo:text-indent="0cm" style:auto-text-indent="false"/>
      <style:text-properties fo:font-style="normal" style:font-style-asian="normal" style:font-style-complex="normal"/>
    </style:style>
    <style:style style:name="P20" style:family="paragraph" style:parent-style-name="Text_20_body">
      <style:paragraph-properties fo:margin-left="0cm" fo:margin-right="0cm" fo:margin-top="0cm" fo:margin-bottom="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style:style>
    <style:style style:name="P22"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bold" style:font-weight-asian="bold" style:font-weight-complex="bold"/>
    </style:style>
    <style:style style:name="P23"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24"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margin-top="0cm" fo:margin-bottom="0cm" fo:text-align="justify" style:justify-single-word="false" fo:text-indent="0cm" style:auto-text-indent="false"/>
      <style:text-properties fo:font-weight="normal" style:font-weight-asian="normal" style:font-weight-complex="normal"/>
    </style:style>
    <style:style style:name="P26" style:family="paragraph" style:parent-style-name="Heading_20_1">
      <style:text-properties fo:font-style="normal" style:font-style-asian="normal" style:font-style-complex="normal"/>
    </style:style>
    <style:style style:name="P27" style:family="paragraph" style:parent-style-name="Heading_20_1">
      <style:text-properties style:font-name="Ari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3366" style:font-name="Century Gothic" fo:font-style="normal" fo:font-weight="bold" style:font-style-asian="normal" style:font-weight-asian="bold" style:font-style-complex="normal" style:font-weight-complex="bold"/>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Introdução</text:h>
      <text:p text:style-name="P6"/>
      <text:p text:style-name="P6">Nas últimas décadas, desde o surgimento do computador pessoal, jogos de computador têm se popularizado de maneira crescente. Mais ainda, após o surgimento da Internet, com conexões domésticas cada vez mais baratas e mais rápidas, jogos online multijogador têm merecido atenção especial. Estes jogos se caracterizam por haver vários participantes interagindo uns com os outros, utilizando uma conexão através da Internet entre seus dispositivos computacionais, que são geralmente computadores pessoais ou consoles (dispositivos computacionais específicos para jogos). Este tipo de jogo pode ser dividido em vários gêneros, como por exemplo:</text:p>
      <text:p text:style-name="P6"/>
      <text:list xml:id="list1595367166" text:style-name="L1">
        <text:list-item>
          <text:p text:style-name="P12">FPS: <text:span text:style-name="T1">first-person shooting</text:span>, ou jogos de tiro com visão em primeira-pessoa, em que cada jogador controla um personagem que dispõe de diferentes armas, com as quais enfrenta monstros ou personagens de outros jogadores. São caracterizados por ação rápida, incluindo atirar, mover-se, esquivar-se etc.;</text:p>
        </text:list-item>
        <text:list-item>
          <text:p text:style-name="P12">RTS: <text:span text:style-name="T1">real-time strategy</text:span>, ou jogos de estratégia em tempo-real, onde cada jogador controla um exército, mas suas ações são executadas simultaneamente às ações dos outros jogadores, ao invés de serem separadas em turnos. A ação é mais lenta que em jogos FPS;</text:p>
        </text:list-item>
        <text:list-item>
          <text:p text:style-name="P12">RPG: <text:span text:style-name="T1">role-playing game</text:span>, ou jogo de interpretação de papéis, no qual cada jogador tem um personagem que evolui com o tempo, adquirindo mais poder e acumulando tesouros. Jogos deste tipo são caracterizados por não terem um início ou fim de partida definidos, constituindo um mundo virtual de estado persistente. Os jogadores então podem evoluir seus personagens, desconectarem-se e reconectarem-se mais tarde para continuarem jogando a partir do ponto onde pararam.</text:p>
        </text:list-item>
      </text:list>
      <text:p text:style-name="P6"/>
      <text:p text:style-name="P6">Como exemplos de jogos multijogador online conhecidos, podem ser citados <text:span text:style-name="T1">Quake</text:span> \cite{quake}, um jogo do gênero FPS lançado em meados da década de 90; <text:span text:style-name="T1">Starcraft</text:span> \cite{starcraft}, da mesma época, porém consistindo em um jogo RTS; <text:span text:style-name="T1">Counter-Strike</text:span> \cite{counterstrike}, FPS lançado em 2000 e Diablo II \cite{diablo2}, RPG lançado no mesmo ano.</text:p>
      <text:p text:style-name="P6"/>
      <text:h text:style-name="Heading_20_2" text:outline-level="2">1.1 Jogos Online Maciçamente Multijogador (MMOGs)</text:h>
      <text:p text:style-name="P6"/>
      <text:p text:style-name="P6">Da mesma forma que jogos de computador evoluíram para jogos multijogador on-line após a popularização da Internet, evoluiu-se em seguida para jogos online maciçamente multijogador (ou MMOG, <text:span text:style-name="T1">massively multiplayer online game</text:span>), graças ao barateamento das conexões à Internet e ao aumento da sua velocidade. Jogos deste tipo têm se popularizado bastante nos últimos tempos. Além de poderem ser jogados online, permitem a interação simultânea de um grande número de participantes. Nos casos de maior sucesso, como <text:span text:style-name="T1">World of Warcraft</text:span> \cite{worldofwarcraft}, <text:span text:style-name="T1">Lineage II</text:span> \cite{lineage2} e <text:span text:style-name="T1">EVE Online</text:span> \cite{eveonline}, por exemplo, é dado suporte a uma base de dezenas a centenas de milhares de jogadores simultâneos \cite{chen2006pch}. Estes jogadores podem, então, interagir entre si e com o ambiente virtual do jogo.</text:p>
      <text:p text:style-name="P6">Uma das principais características destes jogos, presente em quase todos os MMOGs comerciais, são as partidas muito longas. Em alguns MMORTS (MMOGs de estratégia em tempo real), como <text:span text:style-name="T1">Travian</text:span> \cite{travian}, as partidas chegam a durar de seis meses a um ano. Já nos MMORPGs (MMOGs no estilo de RPG), como é o caso do World of Warcraft, as partidas não têm um momento determinado para que acabem. Os mundos destes jogos são tão vastos e populosos – no que diz respeito a número de jogadores –, que eles passam a evoluir e modificar seu estado independentemente de parte dos jogadores estarem jogando ou não, pois sempre existe alguém conectado dando continuidade à partida. Por esta razão, espera-se que cada jogador possa desconectar-se e continuar jogando mais tarde, sem ter que recomeçar do zero. Além disso, espera-<text:soft-page-break/>se que as alterações feitas sobre o próprio mundo do jogo persistam, não importando quantas vezes cada jogador entrou e saiu.</text:p>
      <text:p text:style-name="P6">Geralmente, cada jogador controla uma entidade chamada de <text:span text:style-name="T1">avatar</text:span>, que nada mais é que sua representação no ambiente virtual – um personagem que executa as ações determinadas pelo jogador, que dessa forma passa a interferir na história e no encaminhamento do jogo. Para que a partida se mantenha consistente para os diferentes participantes, cada ação executada por cada avatar deve ser processada pelo servidor, que calculará o estado resultante dessa ação no jogo. Esse novo estado é então difundido para os outros jogadores. Outras alterações no mundo do jogo, como destruição ou criação de objetos no ambiente, e eventos, como ações de personagens controlados pelo servidor, devem também ser transmitidos aos jogadores envolvidos. É então através destes envios de comandos do jogador e recebimento do novo estado do servidor que os jogadores conseguem interagir entre si e com o mundo simulado no jogo.</text:p>
      <text:p text:style-name="P6">No entanto, percebe-se que tal mecanismo pode facilmente saturar a banda e sobrecarregar o(s) processador(es) do servidor. Geralmente o que se faz é montar uma infra-estrutura que dispõe de um grande servidor central, geralmente um cluster com seus nodos ligados por uma rede local de alta velocidade e baixo atraso, com conexão à Internet de algumas centenas ou milhares de MBps \cite{feng2007wnn}. O maior custo advém da manutenção desta conexão, que visa a enviar para cada jogador o estado mais recente do jogo sempre que este mudar, dentro de um limite estabelecido de atraso, que irá depender do gênero do jogo.</text:p>
      <text:p text:style-name="P6">É aí que surge a idéia de utilizar abordagens descentralizadas, com o propósito de desonerar o servidor do jogo. Diversas abordagens foram propostas para prover um suporte distribuído – e, portanto, mais barato – para jogos MMOG. No entanto, jogos dessa natureza têm alguns requisitos </text:p>
      <text:p text:style-name="P6">\cite{schiele2007rpp}, dentre os quais podem ser citados: <text:span text:style-name="T2">persistência</text:span> do estado do mundo virtual e dos avatares; <text:span text:style-name="T2">disponibilidade</text:span> do serviço; <text:span text:style-name="T2">consistência</text:span> do estado do mundo e dos avatares entre os diferentes participantes; <text:span text:style-name="T2">resistência a trapaça</text:span>, no que se refere a tentativas de subversão das regras do jogo por jogadores desonestos e <text:span text:style-name="T2">escalabilidade</text:span>, tendo em vista que o grande número de jogadores poderá facilmente sobrecarregar a infra-estrutura de suporte se esta não tiver capacidade de processamento e, principalmente, largura de banda suficientes. Para evitar que o custo do sistema como um todo seja semelhante ao custo de um servidor tradicional, é necessário fazer algumas otimizações, que é um dos objetivos dos modelos que serão apresentado aqui. Além disso, pelo fato de não haver um único árbitro central para decidir o encaminhamento do jogo e verificar a existência de trapaça, foi criado um modelo de distribuição que visa a mitigar a possibilidade de violações das regras por parte dos jogadores passarem desapercebidas pelo sistema.</text:p>
      <text:p text:style-name="P6">Nas próximas seções será apresentado um pouco do estado-da-arte no que diz respeito ao suporte distribuído para MMOGs e, em seguida, serão apresentados os modelos propostos e os resultados obtidos.</text:p>
      <text:p text:style-name="P6"/>
      <text:h text:style-name="Heading_20_1" text:outline-level="1">2. Estado da arte</text:h>
      <text:p text:style-name="P6"/>
      <text:p text:style-name="P6">\TODO esquemas de distribuição par a par, c-s, e hibridos</text:p>
      <text:p text:style-name="P6"/>
      <text:h text:style-name="Heading_20_1" text:outline-level="1">3. Trapaça em MMOGs</text:h>
      <text:p text:style-name="Text_20_body"/>
      <text:p text:style-name="P3">Jogos online são atividades competitivas, o que os diferencia de trabalhos em ambientes virtuais colaborativos (CVEs) \cite[<text:span text:style-name="T4">roberts2004ccw</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text:soft-page-break/>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P3"/>
      <text:p text:style-name="P3">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P3"/>
      <text:p text:style-name="P3">Em jogos online comerciais, o problema da trapaça é tratado primeiramente pela adoção da arquitetura cliente-servidor \[<text:span text:style-name="T4">kabus2005acd</text:span>]. A maioria dos jogos online comerciais são sistemas cliente-servidor, centralizados, com pouquíssimas exceções \[<text:span text:style-name="T4">gauthierdickey2004lla</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 \[<text:span text:style-name="T4">kabus2005acd, webb2007cnc</text:span>].</text:p>
      <text:p text:style-name="P3"/>
      <text:p text:style-name="P3">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 \[<text:span text:style-name="T4">feng2007wnn</text:span>]<text:span text:style-name="T3">. Isto torna a barreira de entrada muito alta para entidades com menor poder financeiro, como pequenas empresas ou grupos de pesquisa. </text:span></text:p>
      <text:p text:style-name="P1"/>
      <text:p text:style-name="P3"><text:span text:style-name="T3">Neste contexto, muita pesquisa tem sido dedicada para suporte descentralizado a jogos massivos. Por exemplo, tem-se tentado utilizar o paradigma </text:span><text:span text:style-name="T1">par-a-par</text:span><text:span text:style-name="T3">, que já é utilizado para dar suporte a sistemas descentralizados de troca de arquivos, para suportar jogos massivos. Porém, muitos 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h text:style-name="Heading_20_2" text:outline-level="2"><text:soft-page-break/>3.1 Tratando seletivamente de trapaças</text:h>
      <text:p text:style-name="P1"/>
      <text:p text:style-name="P1">Existem diversas maneiras de se trapacear em jogos online, e já existem até taxonomias de trapaças \[<text:span text:style-name="T2">yan2005scc</text:span>].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P3"><text:span text:style-name="T3">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3">)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h text:style-name="Heading_20_2" text:outline-level="2">3.2 Economias virtuais e a trapaça de fabricação de estado (<text:span text:style-name="T1">state cheating</text:span>)</text:h>
      <text:p text:style-name="P3"/>
      <text:p text:style-name="P3">Um jogo massivo é, em princípio, um ambiente virtual online onde um número elevado de participantes podem interagir simultaneamente, em tempo real, para modificar um estado de jogo que é persistido em longo prazo. Na prática, existe apenas um tipo específico de jogo que se popularizou sobre este paradigma massivo, que são os <text:span text:style-name="T1">Role Playing Games</text:span> (RPGs) massivos (MMORPGs)[<text:span text:style-name="T5">woodcock2008msm</text:span>]. Em um MMORPG frequentemente existe uma economia virtual. Os jogadores acumulam bens virtuais (“itens”), que podem ser comprados ou vendidos através de uma moeda virtual, que por sua vez também pode ser acumulada. Desde os <text:soft-page-break/>primeiros MMORPGs sabe-se que a manutenção destas economias virtuais é vital para o sucesso de um MMORPG[thompson2000geu]. As economias virtuais são tão significativas para os jogadores de MMORPGs que os mesmos estão dispostos a comprar itens virtuais utilizando dinheiro real. Em 2007, estimou-se que a compra e venda de riquezas de economias virtuais movimentou o equivalente a US$ 2 bilhões[lehtiniemi2007brm]. </text:p>
      <text:p text:style-name="P3"/>
      <text:p text:style-name="P3">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mcgraw2007oga] que são passíveis de conserto.</text:p>
      <text:p text:style-name="P3"/>
      <text:p text:style-name="P3">A <text:span text:style-name="T3">trapaça de fabricação de estado, ou </text:span><text:span text:style-name="T1">state cheating</text:span><text:span text:style-name="T3">,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P3"/>
      <text:p text:style-name="P3">O problema de <text:span text:style-name="T1">state cheating</text:span><text:span text:style-name="T3">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planetsid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P3"><text:span text:style-name="T3">Por fim, também pode-se prevenir </text:span><text:span text:style-name="T1">state cheating</text:span><text:span text:style-name="T3"> utilizando-se replicação[cecin2004fsa,</text:span><text:span text:style-name="T4">gauthierdickey2004lla</text:span><text:span text:style-name="T3">].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text:soft-page-break/></text:p>
      <text:h text:style-name="Heading_20_1" text:outline-level="1">4. O modelo FreeMMG 2</text:h>
      <text:p text:style-name="P1"/>
      <text:p text:style-name="P3"><text:span text:style-name="T3">O FreeMMG 2 é uma arquitetura híbrida, par-a-par e cliente-servidor, de suporte a jogos massivos. <text:s text:c="2"/>O modelo visa suportar jogos massivos com economias virtuais, portanto, tratar de </text:span><text:span text:style-name="T1">state cheating</text:span><text:span text:style-name="T3"> se torna essencial. Como, no nosso entendimento, </text:span><text:span text:style-name="T1">state cheating</text:span><text:span text:style-name="T3">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text:span><text:span text:style-name="T4">thompson2000geu</text:span><text:span text:style-name="T3">]. Isto pode ocorrer mesmo quando os jogadores que realizaram tais injeções ilegais são identificados e removidos do jogo.</text:span></text:p>
      <text:p text:style-name="P1"/>
      <text:p text:style-name="P2">Figura[FIXME:Numero da figura]: Visão geral da arquitetura FreeMMG 2.</text:p>
      <text:p text:style-name="P1"/>
      <text:p text:style-name="P5"><text:span text:style-name="T3">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3">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cecin2006pps] e não será reproduzido aqui devido a limitação de espaço. Também, por motivos de espaço, não detalharemos o funcionamento dos nós de </text:span><text:span text:style-name="T1">back-up</text:span><text:span text:style-name="T3"> de uma célula. Estes são responsáveis por tratar do problema de </text:span><text:span text:style-name="T1">churn</text:span><text:span text:style-name="T3">[stutzbach2006ucp] em redes par-a-par, bem como minimizar o impacto de ataques de rede (por exemplo, </text:span><text:span text:style-name="T1">denial of service</text:span><text:span text:style-name="T3">[moore2006iid]) contra os nós primários.</text:span></text:p>
      <text:p text:style-name="P4"/>
      <text:p text:style-name="P4">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text:soft-page-break/>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P10"><text:span text:style-name="T3">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réplicas da célula, se não houver largura de banda suficiente para prover serviço a todos os jogadores presentes. Além disso, não está claro se o </text:span><text:span text:style-name="T3">número de pulos presentes na rede lógica torna </text:span><text:soft-page-break/><text:span text:style-name="T3">a interação entre células viável. Nas seções seguintes, uma outra abordagem de suporte par-a-par para jogos massivos será apresentada, com um foco maior em escalabilidade </text:span></text:p>
      <text:p text:style-name="P2"/>
      <text:h text:style-name="P26" text:outline-level="1">5. Um modelo baseado em servidor distribuído voluntário</text:h>
      <text:p text:style-name="P4">Uma outra possível abordagem distribuída para dar suporte a MMOGs é utilizando a arquitetura cliente-servidor, com uma diferença: o servidor é distribuído geograficamente, entre nodos de baixo custo providos por voluntários ou por empresas que visem possibilidade de lucro ao disponibilizar seus recursos computacionais para participar do sistema servidor. Apesar de, geralmente, ser necessário uma infra-estrutura central poderosa e cara \cite{feng2007wnn}, um sistema que seguisse essa proposta permitiria que recursos de empresas menores e usuários domésticos (com o mínimo exigido de capacidade de processamento e largura de banda, o que irá depender do jogo específico) fossem utilizados para formar um sistema para servir um jogo online maciçamente multijogador com qualidade comparável à dos MMOGs mais populares.</text:p>
      <text:p text:style-name="P6">A idéia fundamental que está sendo defendida é a de formar um sistema servidor sobre uma rede par-a-par, ao invés de distribuir indiscriminadamente a simulação entre as máquinas de quaisquer jogadores, como é feito em diversas propostas pesquisadas (seção 2). Existindo essa separação, onde somente os servidores poderiam arbitrar sobre o jogo, poderiam ser formadas comunidades cujo único intuito seria o de manter jogos MMOG funcionando, organizando quem seria autorizado a participar do sistema como um nodo servidor e assim por diante. Poderia haver um esquema semelhante ao utilizado em diversos projetos de software livre, na Wikipédia \cite{adler2007cdr} e outros, onde o indivíduo que teve a idéia inicial vai gradualmente delegando autoridade a membros da comunidade, de acordo com o quanto cada um colaborou, criando uma hierarquia, onde há diferentes níveis de permissão, mas todos participam em um esforço comum.</text:p>
      <text:p text:style-name="P6">Além dessa questão filosófica, para um servidor de MMOGs, que age como árbitro central e por onde toda a simulação tem que passar, é mais fácil detectar e impedir trapaça do que em um MMOG com a simulação completamente descentralizada, onde o computador de cada jogador decide em parte o que irá acontecer como resultado das ações no jogo. No entanto, mesmo em uma rede colaborativa como a que se tem em mente nesta proposta, não há garantias de que alguns dos integrantes, com permissão para servir, não irão tentar subverter as regras do jogo, obtendo vantagens de forma injusta. Contudo, pode-se definir um sistema de reputação. Ao ingressar no sistema servidor, cada participante terá um registro, armazenado em algum local confiável – <text:s/>provavelmente algum servidor central cuja única função seja esta –, de como tem realizado a simulação do jogo.</text:p>
      <text:p text:style-name="P6">A princípio, seria designada ao novo servidor uma porção do mundo que seja considerada de importância mínima, de tal modo que tentativas de subversão por parte dele causarão um dano muito pequeno ao jogo, se causarem. Tanto jogadores, quanto outros nodos servidores, poderão reportar irregularidades, de forma a punir ou banir o nodo que agiu de maneira maliciosa. Integrantes honestos do sistema servidor irão ganhando pontos de reputação com o passar do tempo, podendo administrar porções e regiões do mundo do jogo cada vez mais importantes. Acredita-se que seja desmotivadora o suficiente a idéia de destruir a reputação conseguida após um longo tempo de colaboração para o jogo por causa de uma tentativa de trapaça.</text:p>
      <text:p text:style-name="P6">Dessa maneira, diversos MMOGs poderiam surgir e se popularizar com mais facilidade, abrindo campo para empresas pequenas e grupos independentes de desenvolvimento de jogos. A cada jogo estaria associada uma comunidade, que se auto-regularia. O nível de justiça ou trapaça em cada um deles iria depender de quem fossem os responsáveis. Comunidades bem organizadas poderiam fazer com que um jogo fosse tão justo quanto um administrado por provedores com contratos comerciais, por exemplo.</text:p>
      <text:p text:style-name="P6">Contudo, para que um sistema de servidor distribuído como este funcione, são necessárias duas coisas: otimização do uso de largura de banda, já que se espera a formação de um sistema servidor composto por nodos de baixo custo, e balanceamento dinâmico da carga entre os nodos servidores, <text:soft-page-break/>levando em conta que seus recursos provavelmente serão heterogêneos devido à natureza voluntária dos participantes. Nas seções seguintes serão apresentadas as abordagens propostas para essas questões.</text:p>
      <text:p text:style-name="P6"/>
      <text:h text:style-name="Heading_20_2" text:outline-level="2">5.1 A³: um algoritmo de otimização por área de interesse</text:h>
      <text:p text:style-name="P6"/>
      <text:p text:style-name="P19">Para evitar que o custo de manutenção do sistema distribuído servidor como um todo se aproxime do custo de manutenção de um servidor central, é necessário realizar algumas otimizações com o intuito de reduzir a largura de banda necessária para cada um dos nodos. Propõe-se aqui uma técnica para reduzir o consumo de largura de banda causado pelo tráfego do jogo entre os servidores e os clientes, diminuindo a quantidade de recursos necessários, através de um refinamento da técnica de gerenciamento de interesse \cite{boulanger2006cim} dos jogadores. O princípio básico desta técnica é que cada participante do jogo receba apenas atualizações de jogadores cujo estado lhes seja relevante. Foram realizadas simulações comparando a proposta deste trabalho com técnicas convencionais, obtendo resultados significativos.</text:p>
      <text:p text:style-name="P19"/>
      <text:p text:style-name="P20">Área circular</text:p>
      <text:p text:style-name="P6"/>
      <text:p text:style-name="P6">A form<text:span text:style-name="T6">a mais simples de executar gerenciamento de interesse consiste em definir uma área em forma de círculo, cujo centro é definido pelas coordenadas da localização do avatar no ambiente virtual. Após isso, é calculada a distância euclidiana entre cada avatar e cada uma das outras entidades presentes no mundo do jogo. Seja o avatar Ai, cuja área de interesse é um círculo de raio rad. Se o avatar Aj estiver a uma distância menor que rad de Ai, então suas atualizações de estado serão relevantes. Ai não receberá atualizações de estado de entidades que estejam a uma distância maior. A figura \[fixme.ref.figura] ilustra este tipo de área de interesse.</text:span></text:p>
      <text:p text:style-name="P21"/>
      <text:p text:style-name="P22">[figura da área circular]</text:p>
      <text:p text:style-name="P21"/>
      <text:p text:style-name="P22">Campo de visão</text:p>
      <text:p text:style-name="P21"/>
      <text:p text:style-name="P6">Outra maneira, um pouco mais refinada, de gerenciar o interesse dos avatares consiste em levar em conta o que o jogador pode visualizar, ou seja, seu ângulo de visão. A área dentro de onde esse jogador perceberá mudanças relevantes pode ser definida como um setor de círculo. É similar à área em formato de círculo definida anteriormente, porém leva em consideração que o jogador só pode visualizar objetos que estão situados à frente de seu avatar.</text:p>
      <text:p text:style-name="P6"/>
      <text:p text:style-name="P6">Uma questão a ser considerada, no entanto, é que o jogador não irá receber atualizações de estado de entidades imediatamente atrás de seu avatar, podendo comprometer o jogo. Se o avatar girar 180° em torno de seu próprio eixo rapidamente, pode ser que não veja determinada entidade que deveria estar ali, necessitando de certo tempo para receber o estado dela. Isto acontece porque, apesar desta entidade ter estado próximo do avatar, ele não recebeu suas informações ainda pois antes ela estava atrás dele, fora do seu campo de visão. Na figura \[fixme.ref.fig] é ilustrado como seria uma área de interesse que levaria em consideração o campo de visão do jogador.</text:p>
      <text:p text:style-name="P6"/>
      <text:p text:style-name="P7">[figura do campo de visão]</text:p>
      <text:p text:style-name="P21"/>
      <text:p text:style-name="P23">Círculo com atenuação da freqüência de atualizações</text:p>
      <text:p text:style-name="P24"/>
      <text:p text:style-name="P8"><text:span text:style-name="T3">O princípio por trás da abordagem proposta aqui baseia-se no fato de que, quanto mais distante uma entidade se situar do avatar no ambiente virtual, menor será a exigência por rapidez nas suas </text:span><text:span text:style-name="T3">atualizações, para aquele avatar. Sendo assim, pode-se receber atualizações de estado de entidades </text:span><text:soft-page-break/><text:span text:style-name="T3">que estão mais distantes com maior intervalo entre elas. Por outro lado, se uma entidade está muito próxima, é desejável que o jogador disponha de seu estado mais recente assim que possível, para poder visualizar quaisquer mudanças rapidamente.</text:span></text:p>
      <text:p text:style-name="P6">Para atingir este objetivo, é necessário definir alguns parâmetros:</text:p>
      <text:list xml:id="list1234038490" text:style-name="L2">
        <text:list-item>
          <text:p text:style-name="P13"><text:span text:style-name="T2">Relevância</text:span>: valor real entre 0 e 1, inclusive, que determina o quanto o estado de determinada entidade é relevante para um avatar.</text:p>
        </text:list-item>
        <text:list-item>
          <text:p text:style-name="P13"><text:span text:style-name="T2">Freqüência de atualização</text:span>: quantidade de atualizações que cada avatar recebe de cada uma das entidades do ambiente virtual por unidade de tempo.</text:p>
        </text:list-item>
        <text:list-item>
          <text:p text:style-name="P13"><text:span text:style-name="T2">Intervalo normal de atualização</text:span>: menor intervalo de tempo entre a chegada de duas atualizações de estado consecutivas de uma mesma entidade em um cliente, ou seja, quando a relevância daquela entidade para o avatar daquele cliente é 1. Assim sendo, o intervalo normal determina a freqüência máxima de atualização.</text:p>
        </text:list-item>
        <text:list-item>
          <text:p text:style-name="P13"><text:span text:style-name="T2">Alcance de visão</text:span>: determina a que distância as entidades podem estar do avatar, no máximo, para que o jogador possa visualizá-las.</text:p>
        </text:list-item>
        <text:list-item>
          <text:p text:style-name="P13"><text:span text:style-name="T2">Distância crítica</text:span>: é o raio do círculo, em torno do avatar, onde todas as entidades têm relevância igual a 1.</text:p>
        </text:list-item>
      </text:list>
      <text:p text:style-name="P6">Para se enviar o estado de uma entidade para determinado cliente, verifica-se primeiro quando foi o último envio. O próximo instante de envio é então escalonado para ocorrer após um determinado intervalo de tempo. Se a relevância daquele estado for 1, será utilizado o intervalo normal de atualização. Se for menor que 1, divide-se o intervalo normal pela relevância. Por exemplo, seja um jogo em que o intervalo normal de atualização seja de 200 ms. Se o avatar Ai, que acabou de enviar uma atualização de estado para Aj, está a uma distância de Aj tal que sua relevância é 0,5, o próximo envio será depois de um intervalo de 200 dividido por 0,5, ou seja, 400 ms. Apesar deste intervalo ainda ser uma fração de segundo, representa uma diminuição da freqüência de atualização do estado de Ai em 50%. Como estão a uma distância maior um do outro, e o intervalo foi aumentado de apenas 200 ms, esta variação deverá ser imperceptível para o jogador que controla Aj.</text:p>
      <text:p text:style-name="P6">É importante perceber que a atenuação da freqüência de atualização das entidades é compatível com outras técnicas mais complexas de gerenciamento de interesse. Em \cite{boulanger2006cim}, são descritos diversos algoritmos de gerenciamento de interesse que poderiam ser ainda melhorados se fosse agregada a idéia de diferentes intervalos de envio com base na relevância destas atualizações. Geralmente o estado de cada entidade é classificado em um de apenas dois extremos: é relevante ou não é relevante, ignorando-se que há uma vasta gama de valores intermediários. A questão está em como definir esse valor de relevância para cada estado. Para obter-se a relevância de uma entidade em relação a um avatar, pode-se fazer com que seu valor seja 1 quando a entidade estiver na mesma posição do avatar e ir diminuindo gradualmente à medida em que se afasta, até chegar a 0. Essa é uma maneira que, apesar de simples, demonstrou uma significante redução no tráfego entre clientes e servidores. Na figura \[fixme.ref.fig], é ilustrado como seria a área de interesse com atenuação gradual da freqüência de atualização das entidades para um determinado avatar.</text:p>
      <text:p text:style-name="P6"/>
      <text:p text:style-name="P7">[fig graded circle]</text:p>
      <text:p text:style-name="P7"/>
      <text:p text:style-name="P7">Área de interesse definida para o algoritmo A³</text:p>
      <text:p text:style-name="P25"/>
      <text:p text:style-name="P25">A área de interesse que propomos, utiliza a idéia de diferentes níveis de relevância, leva em conta:</text:p>
      <text:p text:style-name="P25"/>
      <text:list xml:id="list1310386272" text:style-name="L3">
        <text:list-item>
          <text:p text:style-name="P16">Ângulo de visão do avatar, para determinar quais entidades o jogador tem que ser capaz de perceber imediatamente, por estarem à sua frente, até a distância que seu alcance de visão permita;</text:p>
        </text:list-item>
        <text:list-item>
          <text:p text:style-name="P18">Área próxima, cujo objetivo é evitar que ocorram problemas caso o jogador faça seu avatar girar ao redor do próprio eixo muito rapidamente, melhorando a qualidade do jogo no espaço mais perto do avatar. Seu raio é a distância crítica, definido anteriormente;</text:p>
        </text:list-item>
        <text:list-item>
          <text:p text:style-name="P18"><text:soft-page-break/>Atenuação da freqüência de atualizações.</text:p>
        </text:list-item>
      </text:list>
      <text:p text:style-name="P25"/>
      <text:p text:style-name="P24">A área de interesse resultante então toma a forma de um setor de círculo, cuja origem é o centro de outro círculo, menor. Este círculo menor é a área próxima do avatar do jogador, que receberá atualizações de estado com intervalo normal de entidades que nela estiverem. Dessa forma, tem-se o estado mais atualizado possível do jogo na região próxima ao avatar. Isso favorece a interação com entidades que estejam perto dele. Mesmo que alguma delas esteja momentaneamente fora do campo de visão do jogador, ela estará disponível caso ele gire seu avatar repentinamente na direção oposta à que está voltado. Na figura \[fixme.ref.fig], é ilustrada a área de interesse que acaba de ser definida.</text:p>
      <text:p text:style-name="P24"/>
      <text:p text:style-name="P23">[fig do a3]</text:p>
      <text:p text:style-name="P23"/>
      <text:p text:style-name="P23">Simulações e resultados</text:p>
      <text:p text:style-name="P23"/>
      <text:p text:style-name="P24">Para efetuar a simulação do algoritmo proposto, foi necessário primeiro criar um modelo de ambiente virtual a simular, com diversos avatares presentes, pois o algoritmo é baseado nas informações de localização e ângulo de visão. O ambiente consiste em um espaço bidimensional, que corresponde à região gerenciada por um dos servidores. Nela, há diversos avatares presentes, cujo número varia de uma simulação para outra. Cada avatar escolhe aleatoriamente um ponto de destino no ambiente e segue até lá. Ao chegar no destino, permanece parado por um tempo aleatório, que pode ser zero, e então escolhe uma nova localização para se dirigir.</text:p>
      <text:p text:style-name="P6">Foi utilizado o simulador de rede ns-2 \cite{mccanne:nsn}. Este simulador permite criar código específico da aplicação que será simulada. No caso, foi simulado um servidor, que deveria enviar atualizações de estado para um cliente, responsável por um dos avatares na região. Baseado na localização dos outros avatares e no algoritmo de gerenciamento de interesse escolhido, o servidor decidia quais outros avatares tinham um estado relevante para o cliente em questão. Com isso, obtém-se a ocupação de largura de banda de envio necessária para um único cliente. Não se julgou necessário simular simultaneamente todos os clientes conectados àquele servidor, pois todos os avatares têm o mesmo perfil. Para encontrar a carga total no servidor, basta multiplicar a banda de envio necessária para um cliente pelo número de clientes presentes na região.</text:p>
      <text:p text:style-name="P6">Foram executadas diversas simulações, com o objetivo de comparar os algoritmos de gerenciamento de interesse apresentados. O número de avatares presentes no ambiente foi uma das variáveis analisadas, para verificar a escalabilidade. Os algoritmos comparados foram os baseados em círculo, círculo com atenuação, ângulo de visão e o algoritmo proposto, A³. Para demonstrar o quanto cada um destes reduz o tráfego, foram feitas simulações também em que não é empregado nenhum tipo de gerenciamento de interesse, e o servidor envia para o cliente atualizações de estado de todas as outras entidades do jogo. Os resultados são apresentados nas figuras \[fixme.ref.fig.a3.max] e \[fixme.ref.fig.a3.avg]</text:p>
      <text:p text:style-name="P6">Pode-se observar que, apenas usando diferentes freqüências de atualização no gerenciamento de interesse baseado em círculo, reduziu-se em 41,59% a largura de banda de envio utilizada em média pelo servidor por cliente. A utilização máxima de largura de banda também foi reduzida, em 36,19%. Estes valores representam a média de redução de uso de largura de banda para os diferentes números de clientes.</text:p>
      <text:p text:style-name="P6">No que diz respeito ao algoritmo A³, obteve-se uma redução de uso médio de largura de banda de envio de 63,51% e 33,58%, comparado respectivamente com o algoritmo de área de interesse circular e baseado em ângulo de visão. Reduziu-se também o pico de utilização em 52,03% e 33,10%, comparado com os mesmos algoritmos.</text:p>
      <text:p text:style-name="P23"/>
      <text:p text:style-name="P23">5.2 Balanceamento dinâmico de carga</text:p>
      <text:p text:style-name="P23"/>
      <text:p text:style-name="P24">Aqui, é proposto um esquema de balanceamento de carga que, levando em conta a largura de banda <text:soft-page-break/>como critério do balanceamento, busca alocar a carga nos servidores proporcionalmente à capacidade de cada um e reduzir tanto quanto possível – e viável, considerando que o jogo não pode esperar indefinidamente pelo algoritmo de balanceamento – o <text:span text:style-name="T1">overhead</text:span> da distribuição. O esquema é dividido em três fases: seleção local de servidores para participarem, o balanceamento em si e o refinamento da distribuição. Foi proposto um algoritmo, ProGReGA-KF (<text:span text:style-name="T1">proportional greedy region growing algorithm, keeping usage fraction)</text:span>, que obteve um desempenho bom, quando comparado com outros algoritmos simulados.</text:p>
      <text:p text:style-name="P24">Algumas questões importantes foram levadas em consideração para a definição do esquema de balanceamento de carga dinâmico para MMOGs. Primeiro, sendo um sistema heterogêneo, a carga delegada a cada servidor depende da sua disponibilidade de recursos. Segundo, o gargalo está na comunicação – seja no quesito uso de largura de banda ou atraso nas mensagens – e não no uso de CPU, já que os processadores atuais conseguem prover com folga o poder de processamento necessário a simulação dos ambientes virtuais dos jogos. Além disso, a carga sobre cada nodo servidor <text:span text:style-name="T1">não</text:span> é proporcional à quantidade de jogadores conectados a ele; na verdade, essa carga irá depender da maneira como os jogadores estão interagindo. Se eles estiverem todos interagindo uns com os outros, mais mensagens deverão ser trocadas e, já que é o servidor que faz a ligação entre cada par de jogadores, o uso de sua largura de banda deverá ser maior \cite{bezerra2009lbs}. Por último, pares de jogadores que estão interagindo um com o outro devem, idealmente, estar conectados ao mesmo servidor. Caso contrário, os servidores aos quais eles estão conectados deverão trocar mensagens entre si, além das mensagens que trocariam normalmente com cada jogador. Isso não apenas causará um desperdício de largura de banda, como também aumentará o número de saltos necessários para que as ações de um jogador possam ser visualizadas pelo outro.</text:p>
      <text:p text:style-name="P24"/>
      <text:p text:style-name="P23">Divisão do ambiente virtual em células</text:p>
      <text:p text:style-name="P24"/>
      <text:p text:style-name="P24">Para ser feita a distribuição de carga entre os nodos servidores, no entanto, é necessária determinar qual será o grão de distribuição. Distribuir jogadores individualmente teria uma granularidade muito fina, aumentando a complexidade do algoritmo de balanceamento. Ao invés disso, será dividido o ambiente virtual em uma grade de células fixas \cite{devleeschauwer}, que poderão ser agrupadas em regiões. Cada região, então, é designada a um dos nodos servidores (figura \[fixme.ref.fig.bal.macromicro]).</text:p>
      <text:p text:style-name="P24"/>
      <text:p text:style-name="P23">[figura de macro-micro-cells]</text:p>
      <text:p text:style-name="P23"><text:span text:style-name="T9"/></text:p>
      <text:p text:style-name="P23"><text:span text:style-name="T9">Quando um servidor estiver sobrecarregado, ele pode transferir algumas de suas células para outro, que esteja com mais recursos ociosos. A carga de uma célula é definida como a largura de banda de upload usada pelo servidor para manter atualizados os jogadores cujos avatares estão naquela célula. Obviamente, isso vai depender do quão relevante é cada jogador em relação aos outros da mesma célula.</text:span></text:p>
      <text:p text:style-name="P23"><text:span text:style-name="T9"/></text:p>
      <text:p text:style-name="P23">Mapeamento para grafo e balanceamento de carga</text:p>
      <text:p text:style-name="P23"><text:span text:style-name="T9"/></text:p>
      <text:p text:style-name="P23"><text:span text:style-name="T9">Uma vez definido a unidade a ser distribuída, pode ser utilizado um algoritmo clássico da área de sistemas distribuídos para alocação de tarefas. Isso pode ser feito da seguinte forma: cada célula (unidade a ser distribuída) é representada por um vértice em um grafo, onde as arestas ligam pares de vértices que representam células adjacentes. O peso de cada vértice é corresponde à carga daquela célula. Cada aresta também tem um peso, que representa a interação entre jogadores cujos avatares estão cada um em uma das células cujos vértices são ligados por aquela aresta. Na figura \[fixme.ref.fig.mapping], é ilustrado esse mapeamento.</text:span></text:p>
      <text:p text:style-name="P23"><text:span text:style-name="T9"/></text:p>
      <text:p text:style-name="P23">[figura do mapeamento]</text:p>
      <text:p text:style-name="P23"><text:span text:style-name="T9"/></text:p>
      <text:p text:style-name="P23"><text:soft-page-break/><text:span text:style-name="T9">Considerando-se que já existe uma distribuição inicial das células entre os servidores, formando regiões, o algoritmo de balanceamento de carga aqui proposto é disparado quando algum dos servidores ultrapassa um determinado limite de utilização de seus recursos. Quando isso acontece, ele busca servidores próximos a ele e os adiciona um por um, até que a capacidade total dos servidores selecionados seja maior que a carga total atribuída àquele conjunto de servidores. Uma vez formado esse conjunto que necessariamente possui recursos suficientes para lidar com toda a carga atribuída a ele, é iniciado um algoritmo de redistribuição das células pertencentes a todos esses servidores. O algoritmo consiste em:</text:span></text:p>
      <text:list xml:id="list273835887" text:style-name="L4">
        <text:list-item>
          <text:p text:style-name="P17"><text:span text:style-name="T7">O servidor S, sobrecarregado, libera sua célula mais leve;</text:span></text:p>
        </text:list-item>
        <text:list-item>
          <text:p text:style-name="P17"><text:span text:style-name="T7">O passo 1 se repete até que a carga sobre S seja menor ou igual à sua capacidade;</text:span></text:p>
        </text:list-item>
        <text:list-item>
          <text:p text:style-name="P17"><text:span text:style-name="T7">Cada um dos outros servidores selecionados na fase inicial, começando daquele com mais recursos livres, adiciona gradativamente as células que S liberou, enquanto possuir recursos livres.</text:span></text:p>
        </text:list-item>
      </text:list>
      <text:p text:style-name="P15"><text:span text:style-name="T7">O algoritmo ProGReGA-KF define que, a cada passo, o servidor T, que receberá as células, busca aquelas que estejam próximas e com grande interação com as células que ele já tem – no grafo, seria um vértice que tivesse uma aresta com os vértices próprios; se houver mais de um, escolhe-se aquele ligado pela aresta mais pesada. Se nenhuma célula que foi liberada for vizinha de alguma célula de T, este escolhe a célula livre mais pesada que houver.</text:span></text:p>
      <text:p text:style-name="P15"><text:span text:style-name="T7">A escolha da aresta mais pesada para determinar qual célula será adicionada tem por objetivo explorar a localidade da interação dos jogadores, já que pares destes devem idealmente estar conectados ao mesmo nodo servidor quando estiverem interagindo, reduzindo o overhead sobre o sistema.</text:span></text:p>
      <text:p text:style-name="P15"/>
      <text:p text:style-name="P14"><text:span text:style-name="T7">Simulações e resultados</text:span></text:p>
      <text:p text:style-name="P15"><text:span text:style-name="T7"/></text:p>
      <text:p text:style-name="P15"><text:span text:style-name="T7">Foram realizadas simulações utilizando um ambiente virtual dividido em 225 células, com 8 servidores, cada um com capacidade diferente, onde avatares se moviam de maneira não uniforme, gerando desbalanceamento na carga do jogo. Os algoritmos simulados foram: ProGReGA (no passo 1, todos os servidores liberam todas suas células), ProGReGA-KH (no passo 1, cada servidor mantém apenas a sua célula mais pesada), ProGReGA-KH, BFBCT (</text:span><text:span text:style-name="T8">best-fit based cell transference</text:span><text:span text:style-name="T7">) e um algoritmo encontrado na literatura \cite{ahmedmol}.</text:span></text:p>
      <text:p text:style-name="P15"><text:span text:style-name="T7">Considerando uma distribuição “justa” quando cada servidor lida com uma carga perfeitamente proporcional aos seus recursos, os resultados foram: ProGReGA, cujo overhead de comunicação entre servidores aumentou em 13% a carga do jogo, em média, mas causou o segundo maior número de migrações de jogadores entre servidores, além da distribuição menos justa; ProGReGA‑KH, que apresentou uma carga extra de 28% devido a overhead, porém com o terceiro menor número de migrações, além de ter sido uma das mais justas; ProGReGA‑KF, cujo aumento de carga foi de 22%, com o segundo menor número de migrações, além de ser um dos mais justos; BFBCT, que aumentou a carga sobre o sistema em 34%, com o maior número de migrações de todos e não tão justo quanto os outros algoritmos simulados. Por último, o algoritmo de Ahmed aumentou a carga do sistema em 29%, em média, com o menor número de migrações, porém o nível de justiça variando muito com o tempo.</text:span></text:p>
      <text:p text:style-name="P15"><text:span text:style-name="T7"/></text:p>
      <text:h text:style-name="P27" text:outline-level="1"><text:span text:style-name="T3">Conclusão</text:span></text:h>
      <text:p text:style-name="P1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03:03</meta:creation-date>
    <dc:date>2009-06-03T03:42:04</dc:date>
    <meta:editing-duration>PT06H01M18S</meta:editing-duration>
    <meta:editing-cycles>114</meta:editing-cycles>
    <meta:generator>OpenOffice.org/3.0$Linux OpenOffice.org_project/300m15$Build-9379</meta:generator>
    <meta:document-statistic meta:table-count="0" meta:image-count="0" meta:object-count="0" meta:page-count="13" meta:paragraph-count="102" meta:word-count="7846" meta:character-count="50390"/>
    <meta:user-defined meta:name="Informações 1"/>
    <meta:user-defined meta:name="Informações 2"/>
    <meta:user-defined meta:name="Informações 3"/>
    <meta:user-defined meta:name="Informações 4"/>
  </office:meta>
</office:document-meta>
</file>